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 Unicode', 'Lucida Sans', Geneva, Verdan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5581" officeooo:paragraph-rsid="00035581"/>
    </style:style>
    <style:style style:name="P2" style:family="paragraph" style:parent-style-name="Text_20_body">
      <style:text-properties officeooo:rsid="00035581" officeooo:paragraph-rsid="00035581"/>
    </style:style>
    <style:style style:name="P3" style:family="paragraph" style:parent-style-name="Text_20_body">
      <style:text-properties officeooo:rsid="00057bb7" officeooo:paragraph-rsid="0006c826"/>
    </style:style>
    <style:style style:name="P4" style:family="paragraph" style:parent-style-name="Text_20_body">
      <style:text-properties officeooo:rsid="00057bb7" officeooo:paragraph-rsid="00071b55"/>
    </style:style>
    <style:style style:name="P5" style:family="paragraph" style:parent-style-name="Text_20_body">
      <style:text-properties officeooo:rsid="0006c826" officeooo:paragraph-rsid="0006c826"/>
    </style:style>
    <style:style style:name="P6" style:family="paragraph" style:parent-style-name="Text_20_body">
      <style:text-properties officeooo:paragraph-rsid="0006c826"/>
    </style:style>
    <style:style style:name="P7" style:family="paragraph" style:parent-style-name="Text_20_body">
      <style:text-properties officeooo:paragraph-rsid="00071b55"/>
    </style:style>
    <style:style style:name="P8" style:family="paragraph" style:parent-style-name="Title">
      <style:text-properties officeooo:rsid="00035581" officeooo:paragraph-rsid="00035581"/>
    </style:style>
    <style:style style:name="P9" style:family="paragraph" style:parent-style-name="Heading_20_1">
      <style:text-properties officeooo:paragraph-rsid="00071b55"/>
    </style:style>
    <style:style style:name="T1" style:family="text">
      <style:text-properties officeooo:rsid="00059ccc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59ccc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71b55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ize-complex="12pt" fo:padding="0cm" fo:border="none"/>
    </style:style>
    <style:style style:name="T8" style:family="text">
      <style:text-properties fo:font-variant="normal" fo:text-transform="none" fo:color="#222222" style:font-name="Lucida Grande" fo:font-size="9.75pt" fo:letter-spacing="normal" fo:font-style="normal" fo:font-weight="normal"/>
    </style:style>
    <style:style style:name="T9" style:family="text">
      <style:text-properties fo:font-variant="normal" fo:text-transform="none" fo:color="#222222" style:font-name="Lucida Grande" fo:font-size="9.75pt" fo:letter-spacing="normal" fo:font-style="italic" fo:font-weight="normal" fo:padding="0cm" fo:border="none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style:font-name="Liberation Serif" fo:letter-spacing="normal"/>
    </style:style>
    <style:style style:name="T12" style:family="text">
      <style:text-properties fo:font-variant="normal" fo:text-transform="none" fo:color="#222222" style:font-name="Liberation Serif" fo:font-size="9.75pt" fo:letter-spacing="normal" fo:font-style="normal" fo:font-weight="normal"/>
    </style:style>
    <style:style style:name="T13" style:family="text">
      <style:text-properties fo:font-variant="normal" fo:text-transform="none" fo:color="#222222" style:font-name="Liberation Serif" fo:font-size="9.75pt" fo:letter-spacing="normal" fo:font-style="italic" fo:font-weight="normal" fo:padding="0cm" fo:border="none"/>
    </style:style>
    <style:style style:name="T14" style:family="text"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22222" style:font-name="Liberation Serif" fo:font-size="12pt" fo:letter-spacing="normal" fo:font-style="italic" fo:font-weight="normal" style:font-size-asian="12pt" style:font-size-complex="12pt" fo:padding="0cm" fo:border="none"/>
    </style:style>
    <style:style style:name="T17" style:family="text">
      <style:text-properties style:font-name="Liberation Serif" fo:font-size="12pt" fo:font-weight="normal" officeooo:rsid="0006c826" style:font-size-asian="12pt" style:font-weight-asian="normal" style:font-size-complex="12pt" style:font-weight-complex="normal"/>
    </style:style>
    <style:style style:name="T18" style:family="text">
      <style:text-properties officeooo:rsid="0006c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5011 Practical 1 Report</text:p>
      <text:p text:style-name="P1">Student ID: 120010815</text:p>
      <text:p text:style-name="P1"/>
      <text:p text:style-name="P8">Wumpus: Report</text:p>
      <text:p text:style-name="P2"/>
      <text:h text:style-name="Heading_20_1" text:outline-level="1">Literature Review: </text:h>
      <text:p text:style-name="P3"><text:span text:style-name="T2">"Two years ago I happened by People's Computer Company (PCC) and saw some of their computer games such as Hurkle, Snark, and Mugwump. My reaction was: 'EECH!!' Each of these games was based on a 10 x 10 grid in Cartesian co-ordinates and three of them was too much for me. I started to think along the lines of: 'There has to be a hide and seek computer game without that (expletive deleted) grid!!</text:span><text:span text:style-name="T3">'</text:span><text:span text:style-name="T2">” </text:span><text:span text:style-name="T3">This is how Wumpus has been born, in the words of its creator, Gregory Yob. </text:span>It might be hard to believe but Wumpus has been around for more than 40 years. The deadly heavy monster with the sucker feet <text:s/>immediately became popular among those who had access to a computer. <text:span text:style-name="T1">It is definitely not the first computer game, and it was, in fact, an experiment, built on top of the existing games. </text:span></text:p>
      <text:p text:style-name="P4"><text:span text:style-name="T1">In 1976, the creator of the game wrote: </text:span><text:span text:style-name="T6">“</text:span><text:span text:style-name="T2">I have reports of </text:span><text:span text:style-name="Emphasis"><text:span text:style-name="T7">Wumpus </text:span></text:span><text:span text:style-name="T2">written in RPG, a listing of one in FORTRAN, a rumor of a system command of ‘to </text:span><text:span text:style-name="Emphasis"><text:span text:style-name="T7">Wumpus </text:span></text:span><text:span text:style-name="T2">on a large corporation’s R&amp;D computer system and have even seen an illustrated version for the Hazeltine CRT terminal!!” </text:span><text:span text:style-name="T4">The game became so popular that in 177 Gregory Yob publicised another article, describing Wumpus 2 and Wumpus 3. </text:span></text:p>
      <text:p text:style-name="P7"><text:span text:style-name="T1">My personal favourite part of the history of “Hunt the Wumpus” is that it inspired a huge part of computer users of that time for different reasons. It was written in BASIC, a language I learnt when I was a child, and from my own experience I know that it is a perfect language for learning how to program for children. In addition, a lot of programmers designed their own versions of “Hunt the Wumpus” based on the existing one, which created a sort of a special community among the computer users. </text:span></text:p>
      <text:h text:style-name="P9" text:outline-level="1"><text:soft-page-break/>Design:</text:h>
      <text:h text:style-name="P9" text:outline-level="1"><text:s/></text:h>
      <text:h text:style-name="Heading_20_1" text:outline-level="1">Testing: </text:h>
      <text:h text:style-name="Heading_20_1" text:outline-level="1">Examples: </text:h>
      <text:h text:style-name="Heading_20_1" text:outline-level="1">Evaluation: </text:h>
      <text:h text:style-name="Heading_20_1" text:outline-level="1">Conclusion: </text:h>
      <text:h text:style-name="Heading_20_1" text:outline-level="1">Bibliography: </text:h>
      <text:p text:style-name="P5">1. Playing video games: motives, responses and consequences.</text:p>
      <text:p text:style-name="P6"><text:span text:style-name="T18">2.</text:span><text:span text:style-name="T17"> </text:span><text:span text:style-name="T5">The Best of Creative Computing Volume 1 (1976)</text:span></text:p>
      <text:p text:style-name="P5"><text:span text:style-name="T5">3. The Best of Creative Computing Volume 2 (197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 Unicode', 'Lucida Sans', Geneva, Verdan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n39 </meta:initial-creator>
    <meta:creation-date>2015-10-07T16:18:56.235216324</meta:creation-date>
    <dc:date>2015-10-07T18:20:28.011707868</dc:date>
    <dc:creator>mn39 </dc:creator>
    <meta:editing-duration>PT30M40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2" meta:paragraph-count="17" meta:word-count="351" meta:character-count="1980" meta:non-whitespace-character-count="1634"/>
  </office:meta>
</office:document-meta>
</file>